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288cm" table:align="left"/>
    </style:style>
    <style:style style:name="Tabla1.A" style:family="table-column">
      <style:table-column-properties style:column-width="4.665cm"/>
    </style:style>
    <style:style style:name="Tabla1.B" style:family="table-column">
      <style:table-column-properties style:column-width="4.849cm"/>
    </style:style>
    <style:style style:name="Tabla1.C" style:family="table-column">
      <style:table-column-properties style:column-width="4.773cm"/>
    </style:style>
    <style:style style:name="Tabla1.A1" style:family="table-cell">
      <style:table-cell-properties fo:padding-left="0cm" fo:padding-right="0cm" fo:padding-top="0cm" fo:padding-bottom="0.049cm" fo:border-left="none" fo:border-right="none" fo:border-top="none" fo:border-bottom="1pt solid #000000"/>
    </style:style>
    <style:style style:name="Tabla1.A2" style:family="table-cell">
      <style:table-cell-properties fo:padding="0cm" fo:border="none"/>
    </style:style>
    <style:style style:name="P1" style:family="paragraph" style:parent-style-name="Table_20_Contents">
      <style:paragraph-properties fo:margin-top="0cm" fo:margin-bottom="0.499cm" loext:contextual-spacing="false" fo:text-align="center" style:justify-single-word="false"/>
      <style:text-properties style:font-name="Arial" fo:font-size="12pt" fo:language="es" fo:country="ES"/>
    </style:style>
    <style:style style:name="P2" style:family="paragraph" style:parent-style-name="Table_20_Contents">
      <style:paragraph-properties fo:margin-top="0cm" fo:margin-bottom="0.499cm" loext:contextual-spacing="false" fo:text-align="center" style:justify-single-word="false"/>
      <style:text-properties style:font-name="Arial" fo:font-size="12pt" fo:language="en" fo:country="US"/>
    </style:style>
    <style:style style:name="P3" style:family="paragraph" style:parent-style-name="Heading_20_3">
      <style:text-properties fo:color="#000000" fo:font-size="12pt" fo:language="es" fo:country="ES"/>
    </style:style>
    <style:style style:name="P4" style:family="paragraph" style:parent-style-name="Text_20_body">
      <style:paragraph-properties fo:text-align="justify" style:justify-single-word="false"/>
      <style:text-properties fo:color="#000000" style:font-name="Arial" fo:font-size="12pt" fo:language="es" fo:country="ES"/>
    </style:style>
    <style:style style:name="P5" style:family="paragraph" style:parent-style-name="Text_20_body">
      <style:paragraph-properties fo:text-align="justify" style:justify-single-word="false"/>
      <style:text-properties fo:color="#000000"/>
    </style:style>
    <style:style style:name="T1" style:family="text">
      <style:text-properties fo:font-style="italic"/>
    </style:style>
    <style:style style:name="T2" style:family="text">
      <style:text-properties fo:font-size="12pt"/>
    </style:style>
    <style:style style:name="T3" style:family="text">
      <style:text-properties fo:font-size="12pt" fo:language="es" fo:country="ES"/>
    </style:style>
    <style:style style:name="T4" style:family="text">
      <style:text-properties style:font-name="Arial" fo:font-size="12pt" fo:language="es" fo:country="ES"/>
    </style:style>
    <style:style style:name="T5" style:family="text">
      <style:text-properties style:font-name="Arial" fo:font-size="12pt" fo:language="es" fo:country="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Complejidad en espacio.</text:h>
      <text:p text:style-name="P4">La <text:span text:style-name="T1">complejidad de espacio</text:span>, se refiere a la memoria que utiliza un programa para su ejecución; es decir el espacio de memoria que ocupan todas las variables propias del programa. Dicha memoria se divide en <text:span text:style-name="T1">Memoria estática</text:span> y <text:span text:style-name="T1">Memoria dinámica</text:span>. </text:p>
      <text:p text:style-name="P4">Para calcular la memoria estática, se suman la cantidad de memoria que ocupa cada una de las variables declaradas en el programa.</text:p>
      <text:p text:style-name="P4">Tomando en cuenta los tipos de datos primitivos del lenguaje de programación java podemos determinar el espacio que requiere cada una de las variables de un programa, de acuerdo a lo siguiente:</text:p>
      <text:p text:style-name="P5"> </text:p>
      <table:table table:name="Tabla1" table:style-name="Tabla1">
        <table:table-column table:style-name="Tabla1.A"/>
        <table:table-column table:style-name="Tabla1.B"/>
        <table:table-column table:style-name="Tabla1.C"/>
        <table:table-row>
          <table:table-cell table:style-name="Tabla1.A1" office:value-type="string">
            <text:p text:style-name="P1">Tipo de dato primitivo</text:p>
          </table:table-cell>
          <table:table-cell table:style-name="Tabla1.A1" office:value-type="string">
            <text:p text:style-name="P1">Tamaño en bits</text:p>
          </table:table-cell>
          <table:table-cell table:style-name="Tabla1.A1" office:value-type="string">
            <text:p text:style-name="P1">Tamaño en Bytes</text:p>
          </table:table-cell>
        </table:table-row>
        <table:table-row>
          <table:table-cell table:style-name="Tabla1.A2" office:value-type="string">
            <text:p text:style-name="P2">byte</text:p>
            <text:p text:style-name="P2">char</text:p>
            <text:p text:style-name="P2">short</text:p>
            <text:p text:style-name="P2">int</text:p>
            <text:p text:style-name="P2">float</text:p>
            <text:p text:style-name="P2">long</text:p>
            <text:p text:style-name="P2">double</text:p>
          </table:table-cell>
          <table:table-cell table:style-name="Tabla1.A2" office:value-type="string">
            <text:p text:style-name="P2">8</text:p>
            <text:p text:style-name="P2">16</text:p>
            <text:p text:style-name="P2">16</text:p>
            <text:p text:style-name="P2">32</text:p>
            <text:p text:style-name="P2">32</text:p>
            <text:p text:style-name="P2">64</text:p>
            <text:p text:style-name="P2">64</text:p>
          </table:table-cell>
          <table:table-cell table:style-name="Tabla1.A2" office:value-type="string">
            <text:p text:style-name="P2">1</text:p>
            <text:p text:style-name="P2">2</text:p>
            <text:p text:style-name="P2">2</text:p>
            <text:p text:style-name="P2">4</text:p>
            <text:p text:style-name="P2">4</text:p>
            <text:p text:style-name="P2">8</text:p>
            <text:p text:style-name="P2">8</text:p>
          </table:table-cell>
        </table:table-row>
      </table:table>
      <text:p text:style-name="P5"> </text:p>
      <text:p text:style-name="P4">El cálculo de la memoria dinámica, no es tan simple ya que depende de cada ejecución del programa o algoritmo y el tipo de estructuras dinámicas que se estén utilizando.</text:p>
      <text:p text:style-name="P5"> <text:span text:style-name="T3">Selección de un algoritmo.</text:span></text:p>
      <text:p text:style-name="P5"> <text:span text:style-name="T4">Una de las características primordiales en la selección de un algoritmo es que este sea sencillo de entender, calcular, codificar y depurar, así mismo que utilice eficientemente los recursos de la computadora y se ejecute con la mayor rapidez posible con un eficaz uso de memoria dinámica y estática.</text:span></text:p>
      <text:p text:style-name="P5"> <text:span text:style-name="T4">También para seleccionar correctamente el mejor algoritmo es necesario realizar estas preguntas:</text:span></text:p>
      <text:p text:style-name="P5"> <text:span text:style-name="T5">¿Qué grado de orden tendrá la información que vas a manejar?</text:span><text:span text:style-name="T2"> </text:span></text:p>
      <text:p text:style-name="P5"><text:soft-page-break/> <text:span text:style-name="T4">Si la información va a estar casi ordenada y no quieres complicarte, un algoritmo sencillo como el ordenamiento burbuja será suficiente. Si por el contrario los datos van a estar muy desordenados, un algoritmo poderoso como Quicksort puede ser el más indicado. Y si no puedes hacer una presunción sobre el grado de orden de la información, lo mejor será elegir un algoritmo que se comporte de manera similar en cualquiera de estos dos casos extremos.</text:span></text:p>
      <text:p text:style-name="P5"> <text:span text:style-name="T5">¿Qué cantidad de datos vas a manipular?</text:span></text:p>
      <text:p text:style-name="P5"> <text:span text:style-name="T4">Si la cantidad es pequeña, no es necesario utilizar un algoritmo complejo, y es preferible uno de fácil implementación. Una cantidad muy grande puede hacer prohibitivo utilizar un algoritmo que requiera de mucha memoria adicional. </text:span></text:p>
      <text:p text:style-name="P5"> <text:span text:style-name="T5">¿Qué tipo de datos quieres ordenar?</text:span><text:span text:style-name="T2"> </text:span></text:p>
      <text:p text:style-name="P5"> <text:span text:style-name="T4">Algunos algoritmos sólo funcionan con un tipo específico de datos (enteros, enteros positivos, etc.) y otros son generales, es decir, aplicables a cualquier tipo de dato. </text:span></text:p>
      <text:p text:style-name="P5"> <text:span text:style-name="T5">¿Qué tamaño tienen los registros de tu lista?</text:span><text:span text:style-name="T2"> </text:span></text:p>
      <text:p text:style-name="P5"> <text:span text:style-name="T4">Algunos algoritmos realizan múltiples intercambios (burbuja, inserción). Si los registros son de gran tamaño estos intercambios son más lento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2:08:15.286882995</meta:creation-date>
    <dc:date>2018-09-03T12:08:28.515102700</dc:date>
    <meta:editing-duration>PT17S</meta:editing-duration>
    <meta:editing-cycles>1</meta:editing-cycles>
    <meta:document-statistic meta:table-count="1" meta:image-count="0" meta:object-count="0" meta:page-count="2" meta:paragraph-count="42" meta:word-count="411" meta:character-count="2470" meta:non-whitespace-character-count="2080"/>
    <meta:generator>LibreOffice/5.1.6.2$Linux_X86_64 LibreOffice_project/10m0$Build-2</meta:generator>
  </office:meta>
</office:document-meta>
</file>